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bab48"/>
    </style:style>
    <style:style style:name="P2" style:family="paragraph" style:parent-style-name="Standard">
      <style:text-properties officeooo:rsid="000bfc4f" officeooo:paragraph-rsid="000bfc4f"/>
    </style:style>
    <style:style style:name="P3" style:family="paragraph" style:parent-style-name="Standard">
      <style:text-properties officeooo:rsid="000dd79f" officeooo:paragraph-rsid="000dd79f"/>
    </style:style>
    <style:style style:name="T1" style:family="text">
      <style:text-properties officeooo:rsid="000bab48"/>
    </style:style>
    <style:style style:name="T2" style:family="text">
      <style:text-properties officeooo:rsid="000c6052"/>
    </style:style>
    <style:style style:name="T3" style:family="text">
      <style:text-properties officeooo:rsid="000e9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i&gt;”Operations Security (OPSEC) is a process that identifies critical information to determine if friendly actions can be observed by enemy </text:span>intelligence, determines if information obtained by adversaries could be interpreted to be useful to them, and then executes selected measures that eliminate or reduce adversary exploitation of friendly critical information.”<text:span text:style-name="T1">&lt;/i&gt; -Wikipedia article: Operations Security</text:span></text:p>
      <text:p text:style-name="P1"/>
      <text:p text:style-name="P2">When talking about Operations Security (OPSEC) it is hard to not view everything in a military context. Indeed, the term was created during the Vietnam war by the U.S Military, however the idea has been around for a long time. “Loose lips sink ships” dates back to World War II, <text:span text:style-name="T2">as well as &lt;a href=”https://gizmodo.com/the-best-operations-security-propaganda-posters-from-wo-1726361670”&gt;“Keep mum, loose talk costs lives” and “I pledge allegiance and silence about the war”&lt;/a&gt;.</text:span></text:p>
      <text:p text:style-name="P1"/>
      <text:p text:style-name="P3">Though it has military ancestry, the idea of OPSEC is something that <text:span text:style-name="T3">activists</text:span>, companies, and even you practice every day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3:21:35.756114235</meta:creation-date>
    <meta:generator>LibreOffice/6.0.1.1$Linux_X86_64 LibreOffice_project/00m0$Build-1</meta:generator>
    <dc:date>2018-03-01T09:06:29.723266043</dc:date>
    <meta:editing-duration>PT9M34S</meta:editing-duration>
    <meta:editing-cycles>4</meta:editing-cycles>
    <meta:document-statistic meta:table-count="0" meta:image-count="0" meta:object-count="0" meta:page-count="1" meta:paragraph-count="3" meta:word-count="143" meta:character-count="1011" meta:non-whitespace-character-count="870"/>
  </office:meta>
</office:document-meta>
</file>